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RRECCIONES ABSTRACCIÓN</text:p>
      <text:p text:style-name="P1"/>
      <text:p text:style-name="P4">Cambios de diccionario.h</text:p>
      <text:p text:style-name="P1"/>
      <text:p text:style-name="Standard">No hay cambios apreciables, salvo que en la definición de entrada, no usamos el pair si no el meteorito, que ya esta definido como un pair.</text:p>
      <text:p text:style-name="Standard"/>
      <text:p text:style-name="P4">Cambios diccionariov1</text:p>
      <text:p text:style-name="Standard"/>
      <text:p text:style-name="Standard"><text:span text:style-name="T1">find</text:span>: En la solución del profesor se usan iteradores, nosotros usamos un for simple con un if para devolver la salida, esto es similar al nuestro.</text:p>
      <text:p text:style-name="Standard"/>
      <text:p text:style-name="Standard"><text:span text:style-name="T1">Operator[]</text:span>: En nuestra solución devolvemos la definición del nombre de meteorito que le pasamos como nombre, en la solución del profesor ademas de esto si no existe inserta el elemento.</text:p>
      <text:p text:style-name="Standard"/>
      <text:p text:style-name="Standard"><text:span text:style-name="T1">Const Operator []</text:span>: Busca el nombre en el diccionario, si existe devuelve la definición y si no devuelve un error ya que no puede insertarlo. El nuestro devuelve la posición 0 en caso de no encontrarlo o la posición que corresponda en caso de hacerlo.</text:p>
      <text:p text:style-name="Standard"/>
      <text:p text:style-name="Standard"><text:span text:style-name="T1">Insert</text:span>: Es similar, busca con find y si no esta lo insert</text:p>
      <text:p text:style-name="Standard"/>
      <text:p text:style-name="Standard"><text:span text:style-name="T1">operator=</text:span> Nosotros copiamos directamente, en la versión del profesor se comprueba que no sean iguales para ahorrar tiempo</text:p>
      <text:p text:style-name="Standard"/>
      <text:p text:style-name="Standard"><text:span text:style-name="T1">size y empty</text:span> son iguales</text:p>
      <text:p text:style-name="Standard"/>
      <text:p text:style-name="Standard"><text:span text:style-name="T1">cheq_rep</text:span>: Nosotros comprobamos los repetidos, en la versión del profesor no se comprueba nada.</text:p>
      <text:p text:style-name="Standard"/>
      <text:p text:style-name="Standard"><text:span text:style-name="T1">Operator &lt;&lt;</text:span>: <text:s/>Salvo por el hecho de usar iteradores son casi iguales.</text:p>
      <text:p text:style-name="Standard"/>
      <text:p text:style-name="P4">Cambios diccionariov2</text:p>
      <text:p text:style-name="P1"/>
      <text:p text:style-name="Standard"><text:span text:style-name="T1">find</text:span>: Nosotros hemos implementado la búsqueda lineal y en la solución del profesor tenemos la búsqueda binaria, posicionándose en el centro y mirando a los lados.</text:p>
      <text:p text:style-name="Standard"/>
      <text:p text:style-name="Standard"/>
      <text:p text:style-name="Standard"><text:span text:style-name="T1">Operator[]</text:span>: Al igual que pasa con el find, usa una búsqueda binaria para mirar si existe y devolverlo y si no insertarlo en la posición que le corresponde, llamando al método insert (que comprueba la posición donde debe ser integrado)</text:p>
      <text:p text:style-name="Standard"/>
      <text:p text:style-name="Standard"><text:span text:style-name="T1">const operator[]</text:span>:Como pasa en el anterior utiliza una búsqueda binaria para ver si existe, en caso contrario da un error, nosotros seguimos con la búsqueda lineal.</text:p>
      <text:p text:style-name="Standard"/>
      <text:p text:style-name="Standard"><text:span text:style-name="T1">Insert</text:span>: Vuelve a usar la búsqueda binaria para mirar si esta, en caso de que no este busca la posición en la que necesita y lo inserta. El nuestro es similar pero usamos find para buscar si existe y calculamos la posición donde debería insertarse.</text:p>
      <text:p text:style-name="Standard"><text:soft-page-break/></text:p>
      <text:p text:style-name="Standard"><text:span text:style-name="T1">operator=</text:span> Nosotros copiamos directamente, en la versión del profesor se comprueba que no sean iguales para ahorrar tiempo</text:p>
      <text:p text:style-name="Standard"/>
      <text:p text:style-name="Standard"><text:span text:style-name="T1">size y empty</text:span> son iguales</text:p>
      <text:p text:style-name="Standard"/>
      <text:p text:style-name="Standard"><text:span text:style-name="T1">cheq_rep</text:span>: Ambas soluciones comprueban que estén en orden, pero la solución del profesor usa assert y nosotros una variable booleana.</text:p>
      <text:p text:style-name="Standard"><text:span text:style-name="T1">Operator &lt;&lt;</text:span>: <text:s/>Salvo por el hecho de usar iteradores son casi iguales.</text:p>
      <text:p text:style-name="Standard"/>
      <text:p text:style-name="P4">Diferencia meteorito.h</text:p>
      <text:p text:style-name="Standard"/>
      <text:p text:style-name="Standard">La diferencia principal es el nombre de las variables usadas y en nuestra solución cuenta con comentarios para la documentación en doxygen.</text:p>
      <text:p text:style-name="Standard"/>
      <text:p text:style-name="P4">Diferencias meteorito.hxx</text:p>
      <text:p text:style-name="Standard"/>
      <text:p text:style-name="Standard"><text:span text:style-name="T1">constructor por defecto</text:span>: Nosotros no damos valores por defecto, la versión del profesor inicializa el meteorito con unos valores base.</text:p>
      <text:p text:style-name="Standard"/>
      <text:p text:style-name="Standard"><text:span text:style-name="T1">Constructor de copia</text:span>: son iguales</text:p>
      <text:p text:style-name="Standard"/>
      <text:p text:style-name="Standard"><text:span text:style-name="T1">setCode</text:span>: La solución del profesor usa find para buscar si existe el código, si no existe lo inserta, en nuestro caso simplemente recibe un string con todos los códigos y los inserta separando por comas sin hacer la comprobación.</text:p>
      <text:p text:style-name="Standard"/>
      <text:p text:style-name="Standard"><text:span text:style-name="T1">Métodos set/get</text:span>: Son casi idénticos</text:p>
      <text:p text:style-name="Standard"/>
      <text:p text:style-name="Standard"><text:span text:style-name="T1">defM operator&lt;&lt;</text:span>: La solución del profesor hace uso de iteradores para recorrer los valores y comprobar que no este vacío. Nuestra solución no comprueba que este vacío y hace uso de un for para recorrer los valores y mostrarlos. En la caída comprueba que este caído o encontrado, nosotros esa comprobación la realizamos en el load de principal.cpp para dar un valor true o false;</text:p>
      <text:p text:style-name="Standard"/>
      <text:p text:style-name="Standard"><text:span text:style-name="T1">meteorito operator&lt;&lt;</text:span>: Simplemente se saca por pantalla el valor en ambas soluciones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arón Rodríguez Bueno<text:tab/><text:tab/>2º A</text:p>
        <text:p text:style-name="Header">Bryan Moreno Picamán</text:p>
      </style:header>
      <style:footer>
        <text:p text:style-name="Footer">Estructura de Datos<text:tab/><text:tab/>Curso 14/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07T15:34:07</meta:creation-date>
    <dc:date>2014-11-07T16:26:45.16</dc:date>
    <meta:editing-duration>PT14M35S</meta:editing-duration>
    <meta:editing-cycles>7</meta:editing-cycles>
    <meta:generator>OpenOffice/4.1.1$Win32 OpenOffice.org_project/411m6$Build-9775</meta:generator>
    <dc:creator>Aarón Rodríguez Bueno</dc:creator>
    <meta:document-statistic meta:table-count="0" meta:image-count="0" meta:object-count="0" meta:page-count="2" meta:paragraph-count="33" meta:word-count="574" meta:character-count="3484"/>
  </office:meta>
</office:document-meta>
</file>